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99cc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 style:list-style-name="L2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 style:list-style-name="L2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solid" svg:stroke-width="0.071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71cm" svg:stroke-color="#000000" draw:stroke-linejoin="miter" draw:fill="solid" draw:fill-color="#ccffcc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dash" draw:stroke-dash="Dash_20_6" svg:stroke-width="0.035cm" svg:stroke-color="#000000" draw:stroke-linejoin="miter" draw:fill="solid" draw:fill-color="#ccffcc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dash" draw:stroke-dash="Dash_20_7" svg:stroke-width="0.071cm" svg:stroke-color="#000000" draw:stroke-linejoin="miter" draw:fill="none" draw:fill-color="#cc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 style:list-style-name="L2">
      <style:graphic-properties draw:stroke="none" draw:fill="none" draw:fill-color="#99cc00" draw:textarea-horizontal-align="right" draw:textarea-vertical-align="top" draw:auto-grow-height="true" fo:min-height="8.904cm" fo:min-width="1.106cm" fo:padding-top="0.13cm" fo:padding-bottom="0.13cm" fo:padding-left="0.25cm" fo:padding-right="0.25cm" fo:wrap-option="wrap" draw:shadow="hidden" draw:shadow-color="#808080"/>
      <style:paragraph-properties style:writing-mode="tb-rl"/>
    </style:style>
    <style:style style:name="gr9" style:family="graphic" style:parent-style-name="standard" style:list-style-name="L3">
      <style:graphic-properties draw:stroke="none" draw:fill="none" draw:fill-color="#99cc00" draw:textarea-horizontal-align="right" draw:textarea-vertical-align="top" draw:auto-grow-height="true" fo:min-height="3.016cm" fo:min-width="0.783cm" fo:padding-top="0.13cm" fo:padding-bottom="0.13cm" fo:padding-left="0.25cm" fo:padding-right="0.25cm" fo:wrap-option="wrap" draw:shadow="hidden" draw:shadow-color="#808080"/>
      <style:paragraph-properties style:writing-mode="tb-rl"/>
    </style:style>
    <style:style style:name="gr10" style:family="graphic" style:parent-style-name="standard" style:list-style-name="L3">
      <style:graphic-properties draw:stroke="none" draw:fill="none" draw:fill-color="#99cc00" draw:textarea-horizontal-align="right" draw:textarea-vertical-align="top" draw:auto-grow-height="true" fo:min-height="3.778cm" fo:min-width="0.782cm" fo:padding-top="0.13cm" fo:padding-bottom="0.13cm" fo:padding-left="0.25cm" fo:padding-right="0.25cm" fo:wrap-option="wrap" draw:shadow="hidden" draw:shadow-color="#808080"/>
      <style:paragraph-properties style:writing-mode="tb-r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center" text:enable-numbering="false" fo:text-indent="0cm" style:writing-mode="lr-tb"/>
      <style:text-properties fo:font-size="10pt"/>
    </style:style>
    <style:style style:name="P3" style:family="paragraph">
      <style:paragraph-properties fo:margin-left="0cm" fo:margin-right="0cm" fo:line-height="100%" fo:text-align="center" text:enable-numbering="false" fo:text-indent="0cm"/>
    </style:style>
    <style:style style:name="P4" style:family="paragraph">
      <style:paragraph-properties style:writing-mode="lr-tb"/>
      <style:text-properties fo:font-size="10pt"/>
    </style:style>
    <style:style style:name="P5" style:family="paragraph">
      <style:paragraph-properties fo:margin-left="0cm" fo:margin-right="0cm" fo:line-height="100%" text:enable-numbering="false" fo:text-indent="0cm" style:writing-mode="tb-rl"/>
      <style:text-properties fo:font-size="10pt"/>
    </style:style>
    <style:style style:name="P6" style:family="paragraph">
      <style:paragraph-properties fo:margin-left="0cm" fo:margin-right="0cm" fo:line-height="100%" text:enable-numbering="false" fo:text-indent="0cm"/>
      <style:text-properties fo:font-size="16pt"/>
    </style:style>
    <style:style style:name="P7" style:family="paragraph">
      <style:paragraph-properties fo:margin-left="0cm" fo:margin-right="0cm" fo:line-height="100%" text:enable-numbering="false" fo:text-indent="0cm" style:writing-mode="tb-rl"/>
      <style:text-properties fo:font-size="16pt"/>
    </style:style>
    <style:style style:name="T1" style:family="text">
      <style:text-properties fo:font-family="Tahoma" style:font-family-generic="swiss" style:font-pitch="variable" fo:font-size="10pt" fo:language="en" fo:country="US" style:font-size-asian="16pt" style:font-size-complex="16pt"/>
    </style:style>
    <style:style style:name="T2" style:family="text">
      <style:text-properties fo:font-family="Tahoma" style:font-family-generic="swiss" style:font-pitch="variable" fo:font-size="10pt" style:font-size-asian="16pt" style:font-size-complex="16pt"/>
    </style:style>
    <style:style style:name="T3" style:family="text">
      <style:text-properties fo:color="#808080" fo:font-family="Tahoma" style:font-family-generic="swiss" style:font-pitch="variable" fo:font-size="10pt" style:font-size-asian="16pt" style:font-size-complex="16pt"/>
    </style:style>
    <style:style style:name="T4" style:family="text">
      <style:text-properties fo:font-family="Tahoma" style:font-family-generic="swiss" style:font-pitch="variable" fo:font-size="16pt" fo:language="en" fo:country="US"/>
    </style:style>
    <style:style style:name="T5" style:family="text">
      <style:text-properties fo:font-family="Tahoma" style:font-family-generic="swiss" style:font-pitch="variable"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0.955cm" svg:height="2.329cm" svg:x="2.54cm" svg:y="-0.2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23cm" svg:height="7.109cm" svg:x="0.399cm" svg:y="0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423cm" svg:height="7.109cm" svg:x="10.179cm" svg:y="0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.482cm" svg:height="0.956cm" svg:x="4.449cm" svg:y="0.406cm">
          <text:p text:style-name="P3"><text:span text:style-name="T1">writeMemoryData(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4.482cm" svg:height="0.956cm" svg:x="4.449cm" svg:y="1.266cm">
          <text:p text:style-name="P3"><text:span text:style-name="T2">dat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4.482cm" svg:height="0.956cm" svg:x="4.449cm" svg:y="2.318cm">
          <text:p text:style-name="P3"><text:span text:style-name="T1">sendRequestInquire(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4.482cm" svg:height="0.957cm" svg:x="4.449cm" svg:y="3.369cm">
          <text:p text:style-name="P3"><text:span text:style-name="T1">sendWriteRequest(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4.482cm" svg:height="0.956cm" svg:x="4.449cm" svg:y="4.421cm">
          <text:p text:style-name="P3"><text:span text:style-name="T1">writeInquire(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4.482cm" svg:height="0.957cm" svg:x="4.449cm" svg:y="5.472cm">
          <text:p text:style-name="P3"><text:span text:style-name="T2">write(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4.482cm" svg:height="0.957cm" svg:x="4.449cm" svg:y="6.332cm">
          <text:p text:style-name="P3"><text:span text:style-name="T3">dat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5.814cm" svg:height="5.258cm" svg:x="4.086cm" svg:y="2.2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606cm" svg:height="9.164cm" svg:x="8.127cm" svg:y="2.231cm">
          <text:p text:style-name="P5"><text:span text:style-name="T2">repeat n times (usually just one)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1.283cm" svg:height="3.276cm" svg:x="1.469cm" svg:y="2.121cm">
          <text:p text:style-name="P6"><text:span text:style-name="T4">uADL model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.282cm" svg:height="4.038cm" svg:x="11.249cm" svg:y="1.74cm">
          <text:p text:style-name="P6"><text:span text:style-name="T5">Platform model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_20_6" draw:display-name="Dash 6" draw:style="rect" draw:dots1="1" draw:dots1-length="0.035cm" draw:distance="0.035cm"/>
    <draw:stroke-dash draw:name="Dash_20_7" draw:display-name="Dash 7" draw:style="rect" draw:dots2="1" draw:dots2-length="0.282cm" draw:distance="0.21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7.6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Brian Kahne</meta:initial-creator>
    <meta:creation-date>2008-04-04T11:27:21</meta:creation-date>
    <dc:creator>Brian Kahne</dc:creator>
    <dc:date>2008-04-04T14:00:50</dc:date>
    <dc:language>en-US</dc:language>
    <meta:editing-cycles>8</meta:editing-cycles>
    <meta:editing-duration>PT32M0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